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8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27.7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1mm" fo:break-before="auto" style:use-optimal-row-height="true"/>
    </style:style>
    <style:style style:name="ro3" style:family="table-row">
      <style:table-row-properties style:row-height="11.17mm" fo:break-before="auto" style:use-optimal-row-height="true"/>
    </style:style>
    <style:style style:name="ro4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Test de batería, audio y pesos</text:p>
          </table:table-cell>
          <table:covered-table-cell table:number-columns-repeated="8" table:style-name="Default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2" office:value-type="string" calcext:value-type="string">
            <text:p># Test</text:p>
          </table:table-cell>
          <table:table-cell table:style-name="ce4" office:value-type="string" calcext:value-type="string">
            <text:p>Hora de inicio</text:p>
          </table:table-cell>
          <table:table-cell table:style-name="ce4" office:value-type="string" calcext:value-type="string">
            <text:p>Hora final</text:p>
          </table:table-cell>
          <table:table-cell table:style-name="ce4" office:value-type="string" calcext:value-type="string">
            <text:p>Tiempo de duración de batería</text:p>
          </table:table-cell>
          <table:table-cell table:style-name="ce4" office:value-type="string" calcext:value-type="string">
            <text:p>Frecuencia muestreo Accel/Gyro (Hz)</text:p>
          </table:table-cell>
          <table:table-cell table:style-name="ce4" office:value-type="string" calcext:value-type="string">
            <text:p>Frecuencia muestreo magn (Hz)</text:p>
          </table:table-cell>
          <table:table-cell table:style-name="ce2" office:value-type="string" calcext:value-type="string">
            <text:p>Peso Json (MB)</text:p>
          </table:table-cell>
          <table:table-cell table:style-name="ce2" office:value-type="string" calcext:value-type="string">
            <text:p>Peso Audio (MB)</text:p>
          </table:table-cell>
          <table:table-cell table:style-name="ce2" office:value-type="string" calcext:value-type="string">
            <text:p>Comentari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9-24 19:26:07:000</text:p>
          </table:table-cell>
          <table:table-cell office:value-type="string" calcext:value-type="string">
            <text:p>2018-09-24 21:57:20:000</text:p>
          </table:table-cell>
          <table:table-cell office:value-type="time" office:time-value="PT02H31M13S" calcext:value-type="time">
            <text:p>02:31:1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Con leds a alta intensida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18-09-25 13:01:15:000</text:p>
          </table:table-cell>
          <table:table-cell office:value-type="string" calcext:value-type="string">
            <text:p>2018-09-25 15:39:33:000</text:p>
          </table:table-cell>
          <table:table-cell office:value-type="time" office:time-value="PT02H38M18S" calcext:value-type="time">
            <text:p>02:38:18</text:p>
          </table:table-cell>
          <table:table-cell office:value-type="string" calcext:value-type="string">
            <text:p>14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Con leds a baja intensidad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8-09-25 17:25:37:002</text:p>
          </table:table-cell>
          <table:table-cell office:value-type="string" calcext:value-type="string">
            <text:p>2018-09-25 20:52:22:002</text:p>
          </table:table-cell>
          <table:table-cell office:value-type="time" office:time-value="PT03H26M45S" calcext:value-type="time">
            <text:p>03:26:4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99.5</text:p>
          </table:table-cell>
          <table:table-cell table:style-name="ce11" office:value-type="string" calcext:value-type="string">
            <text:p>arm_freq_min=200 core_freq_min=200 sdram_freq_min=200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18-09-25 19:04:16:001</text:p>
          </table:table-cell>
          <table:table-cell office:value-type="string" calcext:value-type="string">
            <text:p>2018-09-25 22:29:37:002</text:p>
          </table:table-cell>
          <table:table-cell office:value-type="time" office:time-value="PT03H25M21S" calcext:value-type="time">
            <text:p>03:25:21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395.5</text:p>
          </table:table-cell>
          <table:table-cell table:style-name="ce11" office:value-type="string" calcext:value-type="string">
            <text:p>arm_freq=200 core_freq=200 sdram_freq=200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18-09-25 19:44:57:000</text:p>
          </table:table-cell>
          <table:table-cell office:value-type="string" calcext:value-type="string">
            <text:p>2018-09-25 23:18:06:003</text:p>
          </table:table-cell>
          <table:table-cell office:value-type="time" office:time-value="PT03H33M09S" calcext:value-type="time">
            <text:p>03:33:09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10.1</text:p>
          </table:table-cell>
          <table:table-cell table:style-name="ce13" office:value-type="string" calcext:value-type="string">
            <text:p>arm_freq=100 core_freq=100 sdram_freq=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01:09:39.5507813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29:08.138231398</meta:creation-date>
    <dc:date>2018-09-26T01:33:44.070459830</dc:date>
    <meta:editing-duration>PT1H25M6S</meta:editing-duration>
    <meta:editing-cycles>17</meta:editing-cycles>
    <meta:generator>LibreOffice/6.0.3.2$Linux_X86_64 LibreOffice_project/00m0$Build-2</meta:generator>
    <meta:document-statistic meta:table-count="1" meta:cell-count="60" meta:object-count="0"/>
  </office:meta>
</office:document-meta>
</file>